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UP_20_Section_20_Heading">
      <style:text-properties style:font-name="Calibri" fo:font-weight="normal" style:font-name-asian="Times New Roman1" style:font-weight-asian="normal" style:font-size-complex="13pt"/>
    </style:style>
    <style:style style:name="P2" style:family="paragraph" style:parent-style-name="UP_20_Paper_20_Title">
      <style:text-properties officeooo:rsid="000c301a" officeooo:paragraph-rsid="000c301a"/>
    </style:style>
    <style:style style:name="P3" style:family="paragraph" style:parent-style-name="Footer">
      <style:paragraph-properties fo:margin-left="0.635cm" fo:margin-right="0cm" fo:text-indent="0cm" style:auto-text-indent="false"/>
    </style:style>
    <style:style style:name="P4" style:family="paragraph" style:parent-style-name="Header">
      <style:paragraph-properties fo:text-align="end" style:justify-single-word="false"/>
    </style:style>
    <style:style style:name="P5" style:family="paragraph" style:parent-style-name="Standard">
      <style:text-properties style:font-name="Calibri"/>
    </style:style>
    <style:style style:name="P6" style:family="paragraph" style:parent-style-name="Standard">
      <style:text-properties style:font-name="Calibri" fo:font-size="13pt" fo:font-weight="bold" style:font-size-asian="13pt" style:font-weight-asian="bold" style:font-size-complex="13pt"/>
    </style:style>
    <style:style style:name="P7" style:family="paragraph" style:parent-style-name="Standard">
      <style:text-properties style:font-name="Calibri" fo:font-size="13pt" fo:font-weight="bold" style:font-name-asian="Times New Roman1" style:font-size-asian="13pt" style:font-weight-asian="bold" style:font-size-complex="13pt"/>
    </style:style>
    <style:style style:name="P8" style:family="paragraph" style:parent-style-name="Standard" style:list-style-name="">
      <style:text-properties style:font-name="Calibri" fo:font-size="13pt" fo:font-weight="bold" style:font-name-asian="Times New Roman1" style:font-size-asian="13pt" style:font-weight-asian="bold" style:font-size-complex="13pt" style:font-weight-complex="bold"/>
    </style:style>
    <style:style style:name="P9" style:family="paragraph" style:parent-style-name="Standard">
      <style:text-properties style:font-name="Calibri" fo:font-size="13pt" fo:font-style="italic" fo:font-weight="bold" style:font-name-asian="Times New Roman1" style:font-size-asian="13pt" style:font-style-asian="italic" style:font-weight-asian="bold" style:font-size-complex="13pt"/>
    </style:style>
    <style:style style:name="P10" style:family="paragraph" style:parent-style-name="Standard">
      <style:text-properties style:font-name="Calibri" fo:font-size="13pt" style:font-name-asian="Times New Roman1" style:font-size-asian="13pt" style:font-size-complex="13pt"/>
    </style:style>
    <style:style style:name="P11" style:family="paragraph" style:parent-style-name="Standard">
      <style:text-properties fo:color="#0000ff" style:font-name="Calibri" fo:font-size="13pt" style:font-name-asian="Times New Roman1" style:font-size-asian="13pt" style:font-size-complex="13pt"/>
    </style:style>
    <style:style style:name="P12"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13" style:family="paragraph" style:parent-style-name="Standard">
      <style:paragraph-properties fo:margin-left="0.635cm" fo:margin-right="0cm" fo:text-indent="0cm" style:auto-text-indent="false"/>
      <style:text-properties style:font-name="Calibri" fo:font-size="13pt" style:font-name-asian="Times New Roman1" style:font-size-asian="13pt" style:font-size-complex="13pt"/>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2.54cm" fo:margin-right="0cm" fo:text-indent="0cm" style:auto-text-indent="false"/>
    </style:style>
    <style:style style:name="P16" style:family="paragraph" style:parent-style-name="Standard">
      <style:paragraph-properties fo:margin-left="0.667cm" fo:margin-right="0cm" fo:text-indent="0cm" style:auto-text-indent="false"/>
      <style:text-properties fo:color="#0000ff" style:font-name="Calibri"/>
    </style:style>
    <style:style style:name="P17" style:family="paragraph" style:parent-style-name="Standard">
      <style:paragraph-properties fo:margin-left="0.751cm" fo:margin-right="0cm" fo:text-indent="-0.751cm" style:auto-text-indent="false"/>
    </style:style>
    <style:style style:name="P18" style:family="paragraph" style:parent-style-name="Standard" style:master-page-name="Standard">
      <style:paragraph-properties style:page-number="auto"/>
    </style:style>
    <style:style style:name="P19" style:family="paragraph" style:parent-style-name="Standard">
      <style:paragraph-properties fo:margin-top="0.106cm" fo:margin-bottom="0.106cm" loext:contextual-spacing="false"/>
      <style:text-properties fo:color="#000000" officeooo:paragraph-rsid="000c301a"/>
    </style:style>
    <style:style style:name="T1" style:family="text">
      <style:text-properties style:font-name="Calibri"/>
    </style:style>
    <style:style style:name="T2" style:family="text">
      <style:text-properties style:font-name="Calibri" fo:font-size="13pt" fo:font-weight="bold" style:font-size-asian="13pt" style:font-weight-asian="bold" style:font-size-complex="13pt"/>
    </style:style>
    <style:style style:name="T3" style:family="text">
      <style:text-properties style:font-name="Calibri" fo:font-size="13pt" fo:font-weight="bold" style:font-name-asian="Times New Roman1" style:font-size-asian="13pt" style:font-weight-asian="bold" style:font-size-complex="13pt"/>
    </style:style>
    <style:style style:name="T4" style:family="text">
      <style:text-properties style:font-name="Calibri" fo:font-size="13pt" style:font-size-asian="13pt" style:font-size-complex="13pt"/>
    </style:style>
    <style:style style:name="T5" style:family="text">
      <style:text-properties style:font-name="Calibri" fo:font-size="13pt" style:font-name-asian="Times New Roman1" style:font-size-asian="13pt" style:font-size-complex="13pt"/>
    </style:style>
    <style:style style:name="T6" style:family="text">
      <style:text-properties style:font-name="Calibri" fo:font-size="13pt" fo:font-style="italic" fo:font-weight="bold" style:font-name-asian="Times New Roman1" style:font-size-asian="13pt" style:font-style-asian="italic" style:font-weight-asian="bold" style:font-size-complex="13pt"/>
    </style:style>
    <style:style style:name="T7" style:family="text">
      <style:text-properties style:font-name="Calibri" style:font-name-asian="Times New Roman1" style:font-size-complex="13pt"/>
    </style:style>
    <style:style style:name="T8" style:family="text">
      <style:text-properties style:font-name="Calibri" fo:font-weight="normal" style:font-name-asian="Times New Roman1" style:font-weight-asian="normal" style:font-size-complex="13pt"/>
    </style:style>
    <style:style style:name="T9" style:family="text">
      <style:text-properties fo:color="#0000ff" style:font-name="Calibri" fo:font-size="13pt" style:font-size-asian="13pt" style:font-size-complex="13pt"/>
    </style:style>
    <style:style style:name="T10" style:family="text">
      <style:text-properties fo:color="#0000ff" style:font-name="Calibri" fo:font-size="13pt" style:font-name-asian="Times New Roman1" style:font-size-asian="13pt" style:font-size-complex="13pt"/>
    </style:style>
    <style:style style:name="T11" style:family="text">
      <style:text-properties fo:color="#0000ff" style:font-name="Calibri" fo:font-size="13pt" fo:font-style="italic" fo:font-weight="bold" style:font-name-asian="Times New Roman1" style:font-size-asian="13pt" style:font-style-asian="italic" style:font-weight-asian="bold" style:font-size-complex="13pt"/>
    </style:style>
    <style:style style:name="T12" style:family="text">
      <style:text-properties fo:color="#0000ff" style:font-name="Calibri" fo:font-size="13pt" fo:font-style="italic" style:font-name-asian="Times New Roman1" style:font-size-asian="13pt" style:font-style-asian="italic" style:font-size-complex="13pt"/>
    </style:style>
    <style:style style:name="T13" style:family="text">
      <style:text-properties fo:color="#0000ff" style:font-name="Calibri"/>
    </style:style>
    <style:style style:name="T14" style:family="text">
      <style:text-properties fo:color="#0000ff" style:font-name="Calibri" fo:font-style="italic" style:font-style-asian="italic"/>
    </style:style>
    <style:style style:name="T15" style:family="text">
      <style:text-properties fo:color="#0000ff" style:font-name="Calibri" fo:font-style="italic" fo:font-weight="normal" style:font-style-asian="italic" style:font-weight-asian="normal"/>
    </style:style>
    <style:style style:name="T16" style:family="text">
      <style:text-properties fo:color="#0000ff" style:font-name="Calibri" fo:font-weight="normal" style:font-weight-asian="normal"/>
    </style:style>
    <style:style style:name="T17" style:family="text">
      <style:text-properties fo:color="#0000ff" style:font-name="Calibri" fo:font-weight="normal" style:font-name-asian="Times New Roman1" style:font-weight-asian="normal" style:font-size-complex="13pt"/>
    </style:style>
    <style:style style:name="T18" style:family="text">
      <style:text-properties fo:color="#0000ff" style:font-name-asian="Times New Roman1"/>
    </style:style>
    <style:style style:name="T19" style:family="text">
      <style:text-properties fo:color="#0000ff" style:font-name="Verdana" fo:font-size="10pt" fo:language="en" fo:country="AU" style:font-size-asian="10pt" style:font-size-complex="10pt"/>
    </style:style>
    <style:style style:name="T20" style:family="text">
      <style:text-properties fo:color="#a6a6a6" style:font-name="Calibri"/>
    </style:style>
    <style:style style:name="T21" style:family="text">
      <style:text-properties fo:color="#a6a6a6"/>
    </style:style>
    <style:style style:name="T22" style:family="text">
      <style:text-properties fo:color="#a6a6a6" fo:language="en" fo:country="NZ"/>
    </style:style>
    <style:style style:name="T23" style:family="text">
      <style:text-properties style:font-name="Verdana" fo:font-size="10pt" fo:language="en" fo:country="AU" style:font-size-asian="10pt" style:font-size-complex="10pt"/>
    </style:style>
    <style:style style:name="T24" style:family="text">
      <style:text-properties style:font-name="Verdana" fo:font-size="10pt" fo:language="en" fo:country="AU" officeooo:rsid="000c301a" style:font-size-asian="10pt" style:font-size-complex="10pt"/>
    </style:style>
    <style:style style:name="T25" style:family="text">
      <style:text-properties style:font-name="Verdana" fo:font-size="10pt" style:font-size-asian="10pt" style:font-size-complex="10pt"/>
    </style:style>
    <style:style style:name="T26" style:family="text">
      <style:text-properties style:font-name="Verdana" fo:font-size="10pt" officeooo:rsid="000c301a"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Software paper for submission to MEDSCI 736 University of Auckland</text:span></text:p>
      <text:p text:style-name="P5"/>
      <text:p text:style-name="Standard"><text:span text:style-name="T1">To complete this template, please replace the blue text with your own. The paper has three main sections: (1) Overview; (2) Availability; (3) Reuse potential.</text:span></text:p>
      <text:p text:style-name="P5"/>
      <text:p text:style-name="Standard"><text:span text:style-name="T1">Please submit the completed paper to: f.kubke@auckland.ac.nz</text:span></text:p>
      <text:p text:style-name="P12"/>
      <text:p text:style-name="P5"/>
      <text:p text:style-name="Standard"><text:span text:style-name="T2">(1) Overview</text:span></text:p>
      <text:p text:style-name="P6"/>
      <text:p text:style-name="UP_20_Paper_20_Title"><text:span text:style-name="T4">Title</text:span></text:p>
      <text:p text:style-name="P2"><text:span text:style-name="T9">The statistical Analysis of the Inner Ear</text:span></text:p>
      <text:p text:style-name="P5"/>
      <text:p text:style-name="UP_20_Section_20_Heading"><text:span text:style-name="T1">Paper Authors</text:span></text:p>
      <text:p text:style-name="Standard"><text:span text:style-name="T13">1. Last name, first name; </text:span><text:span text:style-name="T14">(Lead/corresponding author first)</text:span></text:p>
      <text:p text:style-name="Standard"><text:span text:style-name="T13">2. Last name, first name; </text:span><text:span text:style-name="T14">etc.</text:span></text:p>
      <text:p text:style-name="P5"/>
      <text:p text:style-name="UP_20_Section_20_Heading"><text:span text:style-name="T1">Paper Author Roles and Affiliations</text:span></text:p>
      <text:p text:style-name="Standard"><text:span text:style-name="T13">1. First author role and affiliation</text:span></text:p>
      <text:p text:style-name="Standard"><text:span text:style-name="T13">2. Second author role and affiliation </text:span><text:span text:style-name="T14">etc.</text:span></text:p>
      <text:p text:style-name="P5"/>
      <text:p text:style-name="UP_20_Section_20_Heading"><text:span text:style-name="T1">Abstract</text:span></text:p>
      <text:p text:style-name="P19"><text:span text:style-name="T25">This study looks to quantify spatial and temporal inflammation-induced changes in the capsular permeability and macrophage infiltration in guinea-pig cochlea using MRI. </text:span><text:span text:style-name="T26">Modelling</text:span><text:span text:style-name="T25"> of such exchanges in blood and different inner ear (IE) compartments require the analysis of a substantial amount of data. </text:span></text:p>
      <text:p text:style-name="P19"><text:span text:style-name="T25">This data has been extracted from a set of MRI which measures the propagation of a contrast agent injected into the IE. This project aims to investigate the parsing of this data and statistical analysis of these results. <text:s/></text:span></text:p>
      <text:p text:style-name="P19"><text:span text:style-name="T23">This project could provide reference data that can in future be used to </text:span><text:span text:style-name="T24">quantitatively</text:span><text:span text:style-name="T23"> assess the treatment of ear disease in animal models and establish a </text:span><text:span text:style-name="T24">platform</text:span><text:span text:style-name="T23"> from which such techniques can be transferred into clinical practice. </text:span></text:p>
      <text:p text:style-name="P5"/>
      <text:p text:style-name="UP_20_Section_20_Heading"><text:span text:style-name="T1">Keywords</text:span></text:p>
      <text:p text:style-name="UP_20_Section_20_Heading"><text:span text:style-name="T16">keyword 1; keyword 2; </text:span><text:span text:style-name="T15">etc.</text:span></text:p>
      <text:p text:style-name="UP_20_Section_20_Heading"><text:span text:style-name="T16">Keywords should make it easy to identify who and what the software will be useful for.</text:span></text:p>
      <text:p text:style-name="P1"/>
      <text:p text:style-name="UP_20_Section_20_Heading"><text:span text:style-name="T7">Introduction </text:span></text:p>
      <text:p text:style-name="UP_20_Section_20_Heading"><text:span text:style-name="T17">An overview of the software, how it was produced, and the research for which it has been used, including references to relevant research articles.</text:span><text:span text:style-name="T8"> A short comparison with software which implements similar functionality should be included in </text:span><text:soft-page-break/><text:span text:style-name="T8">this section. Please refer to </text:span><text:a xlink:type="simple" xlink:href="http://openresearchsoftware.metajnl.com/articles/" text:style-name="Internet_20_link" text:visited-style-name="Visited_20_Internet_20_Link"><text:span text:style-name="T8">http://openresearchsoftware.metajnl.com/articles/</text:span></text:a><text:span text:style-name="T8"> for exemplars.</text:span></text:p>
      <text:p text:style-name="P7"/>
      <text:p text:style-name="Standard"><text:span text:style-name="T3">Implementation and architecture</text:span></text:p>
      <text:p text:style-name="Standard"><text:span text:style-name="T10">How the software was implemented, with details of the architecture where relevant. Use of relevant diagrams is appropriate. Please also describe any variants and associated implementation differences.</text:span></text:p>
      <text:p text:style-name="P7"/>
      <text:p text:style-name="Standard"><text:span text:style-name="T3">Quality control </text:span></text:p>
      <text:p text:style-name="Standard"><text:span text:style-name="T10">Detail the level of testing that has been carried out on the code (e.g. unit, functional, load etc.), and in which environments.</text:span><text:span text:style-name="T5"> If not already included in the software documentation, provide details of how a user could quickly understand if the software is working (e.g. providing examples of running the software with sample input and output data). </text:span></text:p>
      <text:p text:style-name="P7"/>
      <text:p text:style-name="Standard"><text:span text:style-name="T3">(2) Availability </text:span></text:p>
      <text:p text:style-name="P9"/>
      <text:p text:style-name="Standard"><text:span text:style-name="T6">Operating system</text:span></text:p>
      <text:p text:style-name="Standard"><text:span text:style-name="T10">Please include minimum version compatibility.</text:span></text:p>
      <text:p text:style-name="P9"/>
      <text:p text:style-name="Standard"><text:span text:style-name="T6">Programming language</text:span></text:p>
      <text:p text:style-name="Standard"><text:span text:style-name="T10">Please include minimum version compatibility.</text:span></text:p>
      <text:p text:style-name="P10"/>
      <text:p text:style-name="Standard"><text:span text:style-name="T6">Additional system requirements</text:span></text:p>
      <text:p text:style-name="Standard"><text:span text:style-name="T10">E.g. memory, disk space, processor, input devices, output devices.</text:span></text:p>
      <text:p text:style-name="P9"/>
      <text:p text:style-name="Standard"><text:span text:style-name="T6">Dependencies</text:span></text:p>
      <text:p text:style-name="Standard"><text:span text:style-name="T10">E.g. libraries, frameworks, incl. minimum version compatibility.</text:span></text:p>
      <text:p text:style-name="P10"/>
      <text:p text:style-name="Standard"><text:span text:style-name="T6">List of contributors</text:span></text:p>
      <text:p text:style-name="Standard"><text:span text:style-name="T13">Please list anyone who helped to create the software (who may also not be an author of this paper), including their roles and affiliations.</text:span></text:p>
      <text:p text:style-name="P13"/>
      <text:p text:style-name="Standard"><text:span text:style-name="T6">Software location:</text:span></text:p>
      <text:p text:style-name="P14"><text:span text:style-name="T6">Archive</text:span><text:span text:style-name="T5"> (e.g. institutional repository, general repository) (required – please see instructions on journal website for depositing archive copy of software in a suitable repository) </text:span></text:p>
      <text:p text:style-name="P15"><text:span text:style-name="T6">Name:</text:span><text:span text:style-name="T5"> T</text:span><text:span text:style-name="T10">he name of the archive</text:span></text:p>
      <text:p text:style-name="P15"><text:soft-page-break/><text:span text:style-name="T6">Persistent identifier:</text:span><text:span text:style-name="T5"> </text:span><text:span text:style-name="T10">e.g. DOI, handle, PURL, etc.</text:span></text:p>
      <text:p text:style-name="P15"><text:span text:style-name="T6">Licence: </text:span><text:span text:style-name="T10">Open license under which the software is licensed</text:span></text:p>
      <text:p text:style-name="P15"><text:span text:style-name="T6">Publisher</text:span><text:span text:style-name="T11">: </text:span><text:span text:style-name="T10">Name of the person who deposited the software</text:span></text:p>
      <text:p text:style-name="P15"><text:span text:style-name="T6">Version published:</text:span><text:span text:style-name="T12"> </text:span><text:span text:style-name="T10">The version number of the software archived</text:span></text:p>
      <text:p text:style-name="P15"><text:span text:style-name="T6">Date published: </text:span><text:span text:style-name="T10">dd/mm/yy</text:span></text:p>
      <text:p text:style-name="P14"><text:span text:style-name="T3">Code repository</text:span><text:span text:style-name="T5"> (e.g. SourceForge, GitHub etc.) (required) </text:span></text:p>
      <text:p text:style-name="P15"><text:span text:style-name="T6">Name:</text:span><text:span text:style-name="T5"> T</text:span><text:span text:style-name="T10">he name of the code repository</text:span></text:p>
      <text:p text:style-name="P15"><text:span text:style-name="T6">Identifier:</text:span><text:span text:style-name="T5"> </text:span><text:span text:style-name="T10">The identifier (or URI) used by the repository </text:span></text:p>
      <text:p text:style-name="P15"><text:span text:style-name="T6">Licence: </text:span><text:span text:style-name="T10">Open license under which the software is licensed</text:span></text:p>
      <text:p text:style-name="P15"><text:span text:style-name="T6">Date published: </text:span><text:span text:style-name="T10">dd/mm/yy</text:span></text:p>
      <text:p text:style-name="P14"><text:span text:style-name="T3">Emulation environment </text:span><text:span text:style-name="T5">(if appropriate)</text:span></text:p>
      <text:p text:style-name="P15"><text:span text:style-name="T6">Name:</text:span><text:span text:style-name="T5"> T</text:span><text:span text:style-name="T10">he name of the emulation environment</text:span></text:p>
      <text:p text:style-name="P15"><text:span text:style-name="T6">Identifier:</text:span><text:span text:style-name="T5"> </text:span><text:span text:style-name="T10">The identifier (or URI) used by the emulator</text:span></text:p>
      <text:p text:style-name="P15"><text:span text:style-name="T6">Licence: </text:span><text:span text:style-name="T10">Open license under which the software is licensed here</text:span></text:p>
      <text:p text:style-name="P15"><text:span text:style-name="T6">Date published: </text:span><text:span text:style-name="T10">dd/mm/yy</text:span></text:p>
      <text:p text:style-name="P10"/>
      <text:p text:style-name="Standard"><text:span text:style-name="T6">Language</text:span></text:p>
      <text:p text:style-name="Standard"><text:span text:style-name="T10">Language of repository, software and supporting files (including links to documentation)</text:span></text:p>
      <text:p text:style-name="P11"/>
      <text:p text:style-name="Standard"><text:span text:style-name="T3">(3) Reuse potential </text:span></text:p>
      <text:p text:style-name="Standard"><text:span text:style-name="T10">Please describe in as much detail as possible the ways in which the software could be reused by other researchers both within and outside of your field. This should include the use cases for the software, and also details of how the software might be modified or extended (including how contributors should contact you) if appropriate. Also you must include details of what support mechanisms are in place for this software (even if there is no support).</text:span></text:p>
      <text:p text:style-name="P10"/>
      <text:p text:style-name="Standard"><text:span text:style-name="T3">Acknowledgements</text:span></text:p>
      <text:p text:style-name="Standard"><text:span text:style-name="T13">Please add any relevant acknowledgements to anyone else who supported the project in which the software was created, but did not work directly on the software itself.</text:span></text:p>
      <text:p text:style-name="P10"/>
      <text:p text:style-name="Standard"><text:soft-page-break/><text:span text:style-name="T3">Funding statement </text:span></text:p>
      <text:p text:style-name="Standard"><text:span text:style-name="T13">If the software resulted from funded research please give the funder and grant number.</text:span><text:bookmark text:name="OLE_LINK9"/><text:bookmark text:name="OLE_LINK10"/></text:p>
      <text:p text:style-name="P10"/>
      <text:p text:style-name="Standard"><text:span text:style-name="T3">Competing interests </text:span></text:p>
      <text:p text:style-name="Standard"><text:span text:style-name="T13">If any of the authors have any competing interests then these must be declared. The authors’ initials should be used to denote differing competing interests. For example: “BH has minority shares in [company name], which part funded the research grant for this project. All other authors have no competing interests."</text:span></text:p>
      <text:p text:style-name="Standard"><text:span text:style-name="T13">If there are no competing interests, please add the statement:</text:span></text:p>
      <text:p text:style-name="Standard"><text:span text:style-name="T13">“The authors declare that they have no competing interests.” </text:span></text:p>
      <text:p text:style-name="P10"/>
      <text:p text:style-name="Standard"><text:span text:style-name="T3">References </text:span></text:p>
      <text:p text:style-name="Standard"><text:span text:style-name="T13">Please enter references in the Harvard style and include a DOI where available, citing them in the text with a number in square brackets, e.g.</text:span></text:p>
      <text:p text:style-name="P16"/>
      <text:p text:style-name="P17"><text:span text:style-name="T13">[1] <text:tab/>Piwowar, H A 2011 Who Shares? Who Doesn't? Factors Associated with Openly Archiving Raw Research Data. </text:span><text:span text:style-name="T14">PLoS ONE</text:span><text:span text:style-name="T13"> 6(7): e18657. DOI: </text:span><text:span text:style-name="mini"><text:span text:style-name="T18">http://dx.doi.org/</text:span></text:span><text:span text:style-name="T13">10.1371/journal.pone.0018657.</text:span></text:p>
      <text:h text:style-name="P8" text:outline-level="3"/>
      <text:h text:style-name="P8" text:outline-level="3"/>
      <text:p text:style-name="P12"/>
      <text:p text:style-name="P6"/>
      <text:p text:style-name="Standard"><text:span text:style-name="T2">Copyright Notice</text:span></text:p>
      <text:p text:style-name="Standard"><text:span text:style-name="T1">Authors who publish with this journal agree to the following terms:</text:span></text:p>
      <text:p text:style-name="P5"/>
      <text:p text:style-name="Standard"><text:span text:style-name="T1">Authors retain copyright </text:span><text:bookmark text:name="_GoBack"/><text:span text:style-name="T1">with the work simultaneously licensed under a </text:span><text:a xlink:type="simple" xlink:href="http://creativecommons.org/licenses/by/3.0/" text:style-name="Internet_20_link" text:visited-style-name="Visited_20_Internet_20_Link"><text:span text:style-name="T1">Creative Commons Attribution License</text:span></text:a><text:span text:style-name="T1"> that allows others to share the work with an acknowledgement of the work's authorship and initial publication in this journal.</text:span></text:p>
      <text:p text:style-name="P5"/>
      <text:p text:style-name="Standard"><text:span text:style-name="T1">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span></text:p>
      <text:p text:style-name="P5"/>
      <text:p text:style-name="Standard"><text:span text:style-name="T1">By submitting this paper you agree to the terms of this Copyright Notice, which will apply to this submission if and when it is published by this jour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635cm" fo:margin-right="0cm" fo:text-indent="0cm" style:auto-text-indent="false"/>
    </style:style>
    <style:style style:name="MT1" style:family="text">
      <style:text-properties fo:color="#a6a6a6" style:font-name="Calibri"/>
    </style:style>
    <style:style style:name="MT2" style:family="text">
      <style:text-properties fo:color="#a6a6a6"/>
    </style:style>
    <style:style style:name="MT3"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text:span text:style-name="MT1">MEDSCI 736 software paper template version 0.1</text:span></text:p>
      </style:header>
      <style:footer>
        <text:p text:style-name="MP2"><text:span text:style-name="MT2">This template is modified from </text:span><text:a xlink:type="simple" xlink:href="https://s3-eu-west-1.amazonaws.com/ubiquity-partner-network/up/journal/jors/jors_sw_paper_template_0-2.docx" text:style-name="Internet_20_link" text:visited-style-name="Visited_20_Internet_20_Link"><text:span text:style-name="MT3">jors_sw_paper_template_0-2.docx</text:span></text:a><text:span text:style-name="MT2"> The original document was made available by CC-BY Journal of Open Research Software. The current version is licenced under CC-BY 4.0 MEDSCI 736 University of Auckland.</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3</meta:editing-cycles>
    <meta:creation-date>2016-07-18T02:28:00</meta:creation-date>
    <dc:date>2016-10-06T13:06:33.177854189</dc:date>
    <meta:editing-duration>PT54S</meta:editing-duration>
    <meta:generator>LibreOffice/5.1.4.2$Linux_X86_64 LibreOffice_project/10m0$Build-2</meta:generator>
    <meta:document-statistic meta:table-count="0" meta:image-count="0" meta:object-count="0" meta:page-count="4" meta:paragraph-count="76" meta:word-count="976" meta:character-count="6500" meta:non-whitespace-character-count="55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